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78e8"/>
    </style:style>
    <style:style style:name="P2" style:family="paragraph" style:parent-style-name="Standard">
      <style:text-properties officeooo:rsid="001c4b46" officeooo:paragraph-rsid="001c4b46"/>
    </style:style>
    <style:style style:name="P3" style:family="paragraph" style:parent-style-name="Standard">
      <style:text-properties officeooo:rsid="001c4b46" officeooo:paragraph-rsid="001ec797"/>
    </style:style>
    <style:style style:name="P4" style:family="paragraph" style:parent-style-name="Standard">
      <style:text-properties officeooo:rsid="001e1a0f" officeooo:paragraph-rsid="001ec797"/>
    </style:style>
    <style:style style:name="P5" style:family="paragraph" style:parent-style-name="Standard">
      <style:text-properties officeooo:rsid="001ec797" officeooo:paragraph-rsid="001ec797"/>
    </style:style>
    <style:style style:name="P6" style:family="paragraph" style:parent-style-name="Standard">
      <style:text-properties fo:font-weight="bold" officeooo:rsid="001c4b46" officeooo:paragraph-rsid="001ec797" style:font-weight-asian="bold" style:font-weight-complex="bold"/>
    </style:style>
    <style:style style:name="P7" style:family="paragraph" style:parent-style-name="Standard">
      <style:text-properties officeooo:rsid="001f571f" officeooo:paragraph-rsid="001f571f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-color="#ffffff"/>
      <style:paragraph-properties fo:text-align="center" style:writing-mode="lr-tb"/>
      <style:text-properties fo:font-size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-color="#ffffff"/>
    </style:style>
    <style:style style:name="P25" style:family="paragraph">
      <loext:graphic-properties draw:fill-color="#ffffff"/>
      <style:text-properties fo:font-size="12pt"/>
    </style:style>
    <style:style style:name="T1" style:family="text">
      <style:text-properties officeooo:rsid="001ec797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908cm" fo:min-width="4.7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91cm" fo:min-width="4.7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top" draw:auto-grow-height="false" fo:min-height="10.881cm" fo:min-width="6.3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2.792cm" fo:min-width="2.5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top" draw:auto-grow-height="false" fo:min-height="2.281cm" fo:min-width="3.5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top" draw:auto-grow-height="false" fo:min-height="2.281cm" fo:min-width="3.5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ffffff" draw:textarea-horizontal-align="justify" draw:textarea-vertical-align="top" draw:auto-grow-height="false" fo:min-height="2.043cm" fo:min-width="3.5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4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2.496cm" fo:min-width="3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.101cm" svg:stroke-color="#ffa6a6" draw:marker-start-width="0.503cm" draw:marker-end-width="0.503cm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ffffff" draw:textarea-horizontal-align="justify" draw:textarea-vertical-align="top" draw:auto-grow-height="false" fo:min-height="10.881cm" fo:min-width="3.2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1.051cm" fo:min-width="1.1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1.05cm" fo:min-width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top" draw:auto-grow-height="false" fo:min-height="4.789cm" fo:min-width="4.7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3465a4" draw:fill-color="#ffffff" draw:textarea-horizontal-align="justify" draw:textarea-vertical-align="middle" draw:auto-grow-height="false" fo:min-height="13.106cm" fo:min-width="15.9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.101cm" svg:stroke-color="#ffa6a6" draw:marker-start-width="0.503cm" draw:marker-end-width="0.503cm" draw:fill="none" draw:fill-color="#ffffff" fo:min-height="1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4.789cm" fo:min-width="4.7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ffff" draw:textarea-horizontal-align="justify" draw:textarea-vertical-align="middle" draw:auto-grow-height="false" fo:min-height="1.473cm" fo:min-width="15.5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3465a4" draw:fill-color="#ffffff" draw:textarea-horizontal-align="justify" draw:textarea-vertical-align="middle" draw:auto-grow-height="false" fo:min-height="16.074cm" fo:min-width="15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fill-color="#ffffff" draw:textarea-horizontal-align="justify" draw:textarea-vertical-align="middle" draw:auto-grow-height="false" fo:min-height="4.789cm" fo:min-width="12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3465a4" draw:fill-color="#ffffff" draw:textarea-horizontal-align="justify" draw:textarea-vertical-align="middle" draw:auto-grow-height="false" fo:min-height="13.496cm" fo:min-width="15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5.039cm" fo:min-width="4.5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3465a4" draw:fill-color="#ffffff" draw:textarea-horizontal-align="justify" draw:textarea-vertical-align="middle" draw:auto-grow-height="false" fo:min-height="7.5cm" fo:min-width="16.5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1.459cm" fo:min-width="17.2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-color="#ffffff" draw:textarea-horizontal-align="justify" draw:textarea-vertical-align="top" draw:auto-grow-height="false" fo:min-height="10.88cm" fo:min-width="6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2" draw:name="Forma1" draw:style-name="gr29" draw:text-style-name="P21" svg:width="17.361cm" svg:height="1.615cm" svg:x="0.169cm" svg:y="-0.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_0" draw:style-name="gr28" draw:text-style-name="P24" svg:width="17.331cm" svg:height="8.309cm" svg:x="0.249cm" svg:y="1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Forma2" draw:style-name="gr20" draw:text-style-name="P20" svg:width="17.119cm" svg:height="1.507cm" svg:x="0.169cm" svg:y="-0.383cm"><draw:text-box><text:p/><text:p><text:s text:c="2"/>Nombre <text:s text:c="44"/>Inicio <text:s text:c="4"/>Acerca de mí <text:s text:c="3"/>Habilidades <text:s text:c="5"/>Proyectos <text:s text:c="3"/>Contacto</text:p></draw:text-box></draw:frame><draw:custom-shape text:anchor-type="paragraph" draw:z-index="5" draw:name="Forma3" draw:style-name="gr27" svg:width="5.028cm" svg:height="5.531cm" svg:x="1.254cm" svg:y="3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Forma4" draw:style-name="gr11" draw:text-style-name="P20" svg:width="5.901cm" svg:height="4.446cm" svg:x="9.033cm" svg:y="3.743cm"><draw:text-box><text:p>Nombre <text:s text:c="2"/>(H1)</text:p><text:p>Profesión <text:s/>(H3)</text:p><text:p/><text:p>Descripción pequeña (p)</text:p><text:p/><text:p/><text:p/><text:p>Botón sobre mí</text:p></draw:text-box></draw:frame><draw:custom-shape text:anchor-type="paragraph" draw:z-index="7" draw:name="Forma1_1" draw:style-name="gr28" draw:text-style-name="P24" svg:width="17.331cm" svg:height="8.309cm" svg:x="0.407cm" svg:y="10.9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3_0" draw:style-name="gr27" svg:width="5.028cm" svg:height="5.531cm" svg:x="11.282cm" svg:y="12.3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Forma4_0" draw:style-name="gr11" draw:text-style-name="P20" svg:width="5.901cm" svg:height="4.446cm" svg:x="2.921cm" svg:y="13.056cm"><draw:text-box><text:p/><text:p>Descripción completa <text:s/>(p)</text:p><text:p/><text:p/><text:p/><text:p>Datos personales <text:s/>(p-span)</text:p><text:p/><text:p/><text:p>Descargar CV <text:s/>(a)</text:p></draw:text-box></draw:frame></text:p>
      <text:p text:style-name="Standard"/>
      <text:p text:style-name="Standard"/>
      <text:p text:style-name="Standard"/>
      <text:p text:style-name="Standard"><draw:frame text:anchor-type="paragraph" draw:z-index="12" draw:name="Forma5_0" draw:style-name="gr5" draw:text-style-name="P20" svg:width="4.049cm" svg:height="0.689cm" svg:x="7.578cm" svg:y="0.235cm"><draw:text-box><text:p>Inici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Forma5" draw:style-name="gr5" draw:text-style-name="P20" svg:width="4.049cm" svg:height="0.689cm" svg:x="7.287cm" svg:y="0.139cm"><draw:text-box><text:p>Acerca de mí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custom-shape text:anchor-type="paragraph" draw:z-index="10" draw:name="Forma1_2" draw:style-name="gr26" draw:text-style-name="P25" svg:width="17.335cm" svg:height="14.953cm" svg:x="0.064cm" svg:y="0.3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Standard"><draw:frame text:anchor-type="paragraph" draw:z-index="13" draw:name="Forma5_1" draw:style-name="gr5" draw:text-style-name="P20" svg:width="3.096cm" svg:height="0.689cm" svg:x="7.472cm" svg:y="0.162cm"><draw:text-box><text:p>Habilidades</text:p></draw:text-box></draw:frame></text:p>
      <text:p text:style-name="Standard"/>
      <text:p text:style-name="Standard"/>
      <text:p text:style-name="Standard"><draw:custom-shape text:anchor-type="paragraph" draw:z-index="14" draw:name="Forma6" draw:style-name="gr21" draw:text-style-name="P10" svg:width="4.79cm" svg:height="4.79cm" svg:x="2.233cm" svg:y="0.342cm"><text:p/><draw:enhanced-geometry svg:viewBox="0 0 21600 21600" draw:type="rectangle" draw:enhanced-path="M 0 0 L 21600 0 21600 21600 0 21600 0 0 Z N"/></draw:custom-shape><draw:custom-shape text:anchor-type="paragraph" draw:z-index="15" draw:name="Forma6_0" draw:style-name="gr21" draw:text-style-name="P10" svg:width="4.79cm" svg:height="4.79cm" svg:x="10.065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6" draw:name="Forma6_1" draw:style-name="gr25" draw:text-style-name="P10" svg:width="12.674cm" svg:height="4.79cm" svg:x="2.18cm" svg:y="5.941cm"><text:p/><draw:enhanced-geometry svg:viewBox="0 0 21600 21600" draw:type="rectangle" draw:enhanced-path="M 0 0 L 21600 0 21600 21600 0 21600 0 0 Z N"/></draw:custom-shape><draw:frame text:anchor-type="paragraph" draw:z-index="17" draw:name="Forma5_2" draw:style-name="gr5" draw:text-style-name="P20" svg:width="3.096cm" svg:height="0.689cm" svg:x="3.926cm" svg:y="0.093cm"><draw:text-box><text:p>Fronted</text:p></draw:text-box></draw:frame><draw:frame text:anchor-type="paragraph" draw:z-index="18" draw:name="Forma5_3" draw:style-name="gr5" draw:text-style-name="P20" svg:width="3.096cm" svg:height="0.689cm" svg:x="11.52cm" svg:y="0.019cm"><draw:text-box><text:p>Backend</text:p></draw:text-box></draw:frame><draw:frame text:anchor-type="paragraph" draw:z-index="19" draw:name="Forma5_4" draw:style-name="gr24" draw:text-style-name="P20" svg:width="3.599cm" svg:height="0.779cm" svg:x="7.075cm" svg:y="6.274cm"><draw:text-box><text:p>Habilidades blanda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0" draw:name="Forma1_3" draw:style-name="gr23" draw:text-style-name="P25" svg:width="17.335cm" svg:height="17.765cm" svg:x="0.169cm" svg:y="0.0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1" draw:name="Forma5_5" draw:style-name="gr5" draw:text-style-name="P8" svg:width="3.096cm" svg:height="0.689cm" svg:x="8.054cm" svg:y="0.533cm"><draw:text-box><text:p><text:span text:style-name="T2">Proyectos</text:span></text:p></draw:text-box></draw:frame><draw:custom-shape text:anchor-type="paragraph" draw:z-index="22" draw:name="Forma6_2" draw:style-name="gr21" draw:text-style-name="P10" svg:width="4.79cm" svg:height="4.79cm" svg:x="0.937cm" svg:y="3.967cm"><text:p/><draw:enhanced-geometry svg:viewBox="0 0 21600 21600" draw:type="rectangle" draw:enhanced-path="M 0 0 L 21600 0 21600 21600 0 21600 0 0 Z N"/></draw:custom-shape><draw:custom-shape text:anchor-type="paragraph" draw:z-index="23" draw:name="Forma6_3" draw:style-name="gr21" draw:text-style-name="P10" svg:width="4.79cm" svg:height="4.79cm" svg:x="6.334cm" svg:y="3.888cm"><text:p/><draw:enhanced-geometry svg:viewBox="0 0 21600 21600" draw:type="rectangle" draw:enhanced-path="M 0 0 L 21600 0 21600 21600 0 21600 0 0 Z N"/></draw:custom-shape><draw:custom-shape text:anchor-type="paragraph" draw:z-index="24" draw:name="Forma6_4" draw:style-name="gr21" draw:text-style-name="P10" svg:width="4.79cm" svg:height="4.79cm" svg:x="11.785cm" svg:y="3.941cm"><text:p/><draw:enhanced-geometry svg:viewBox="0 0 21600 21600" draw:type="rectangle" draw:enhanced-path="M 0 0 L 21600 0 21600 21600 0 21600 0 0 Z N"/></draw:custom-shape><draw:custom-shape text:anchor-type="paragraph" draw:z-index="25" draw:name="Forma6_5" draw:style-name="gr22" draw:text-style-name="P10" svg:width="15.585cm" svg:height="1.474cm" svg:x="0.99cm" svg:y="1.665cm"><text:p/><draw:enhanced-geometry svg:viewBox="0 0 21600 21600" draw:type="rectangle" draw:enhanced-path="M 0 0 L 21600 0 21600 21600 0 21600 0 0 Z N"/></draw:custom-shape><draw:custom-shape text:anchor-type="paragraph" draw:z-index="26" draw:name="Forma6_6" draw:style-name="gr21" draw:text-style-name="P10" svg:width="4.79cm" svg:height="4.79cm" svg:x="0.91cm" svg:y="9.47cm"><text:p/><draw:enhanced-geometry svg:viewBox="0 0 21600 21600" draw:type="rectangle" draw:enhanced-path="M 0 0 L 21600 0 21600 21600 0 21600 0 0 Z N"/></draw:custom-shape><draw:custom-shape text:anchor-type="paragraph" draw:z-index="27" draw:name="Forma6_7" draw:style-name="gr21" draw:text-style-name="P10" svg:width="4.79cm" svg:height="4.79cm" svg:x="6.334cm" svg:y="9.497cm"><text:p/><draw:enhanced-geometry svg:viewBox="0 0 21600 21600" draw:type="rectangle" draw:enhanced-path="M 0 0 L 21600 0 21600 21600 0 21600 0 0 Z N"/></draw:custom-shape><draw:custom-shape text:anchor-type="paragraph" draw:z-index="28" draw:name="Forma6_8" draw:style-name="gr21" draw:text-style-name="P10" svg:width="4.79cm" svg:height="4.79cm" svg:x="11.811cm" svg:y="9.47cm"><text:p/><draw:enhanced-geometry svg:viewBox="0 0 21600 21600" draw:type="rectangle" draw:enhanced-path="M 0 0 L 21600 0 21600 21600 0 21600 0 0 Z N"/></draw:custom-shape><draw:frame text:anchor-type="paragraph" draw:z-index="29" draw:name="Forma2_0" draw:style-name="gr20" draw:text-style-name="P8" svg:width="13.468cm" svg:height="1.507cm" svg:x="0.99cm" svg:y="1.632cm"><draw:text-box><text:p><text:span text:style-name="T2"/></text:p><text:p><text:span text:style-name="T2"><text:s text:c="5"/></text:span><text:span text:style-name="T2">Todos <text:s text:c="7"/>Diseños <text:s text:c="8"/>Web <text:s text:c="6"/>Fullstack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0" draw:name="Forma1_4" draw:style-name="gr19" draw:text-style-name="P24" svg:width="17.331cm" svg:height="14.521cm" svg:x="0.249cm" svg:y="0.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1" draw:name="Forma5_6" draw:style-name="gr5" draw:text-style-name="P8" svg:width="3.096cm" svg:height="0.689cm" svg:x="7.816cm" svg:y="0.771cm"><draw:text-box><text:p><text:span text:style-name="T2">Contacto</text:span></text:p></draw:text-box></draw:frame><draw:custom-shape text:anchor-type="paragraph" draw:z-index="32" draw:name="Forma6_9" draw:style-name="gr3" draw:text-style-name="P10" svg:width="4.79cm" svg:height="0.909cm" svg:x="8.239cm" svg:y="2.327cm"><text:p text:style-name="P9">Nombre</text:p><draw:enhanced-geometry svg:viewBox="0 0 21600 21600" draw:type="rectangle" draw:enhanced-path="M 0 0 L 21600 0 21600 21600 0 21600 0 0 Z N"/></draw:custom-shape><draw:custom-shape text:anchor-type="paragraph" draw:z-index="33" draw:name="Forma6_10" draw:style-name="gr3" draw:text-style-name="P10" svg:width="4.79cm" svg:height="0.909cm" svg:x="8.292cm" svg:y="4.919cm"><text:p text:style-name="P9">Correo</text:p><draw:enhanced-geometry svg:viewBox="0 0 21600 21600" draw:type="rectangle" draw:enhanced-path="M 0 0 L 21600 0 21600 21600 0 21600 0 0 Z N"/></draw:custom-shape><draw:custom-shape text:anchor-type="paragraph" draw:z-index="34" draw:name="Forma6_11" draw:style-name="gr4" draw:text-style-name="P14" svg:width="4.791cm" svg:height="0.911cm" svg:x="8.292cm" svg:y="3.597cm"><text:p text:style-name="P13">Número</text:p><draw:enhanced-geometry svg:viewBox="0 0 21600 21600" draw:type="rectangle" draw:enhanced-path="M 0 0 L 21600 0 21600 21600 0 21600 0 0 Z N"/></draw:custom-shape><draw:custom-shape text:anchor-type="paragraph" draw:z-index="35" draw:name="Forma6_12" draw:style-name="gr4" draw:text-style-name="P12" svg:width="4.791cm" svg:height="0.911cm" svg:x="8.345cm" svg:y="6.322cm"><text:p text:style-name="P11"><text:span text:style-name="T2">Mensaje</text:span></text:p><draw:enhanced-geometry svg:viewBox="0 0 21600 21600" draw:type="rectangle" draw:enhanced-path="M 0 0 L 21600 0 21600 21600 0 21600 0 0 Z N"/></draw:custom-shape><draw:custom-shape text:anchor-type="paragraph" draw:z-index="36" draw:name="Forma6_13" draw:style-name="gr3" draw:text-style-name="P10" svg:width="4.79cm" svg:height="0.909cm" svg:x="8.266cm" svg:y="7.803cm"><text:p text:style-name="P9">Enviar</text:p><draw:enhanced-geometry svg:viewBox="0 0 21600 21600" draw:type="rectangle" draw:enhanced-path="M 0 0 L 21600 0 21600 21600 0 21600 0 0 Z N"/></draw:custom-shape><draw:custom-shape text:anchor-type="paragraph" draw:z-index="37" draw:name="Forma6_14" draw:style-name="gr18" draw:text-style-name="P23" svg:width="4.79cm" svg:height="4.79cm" svg:x="1.73cm" svg:y="2.697cm"><text:p text:style-name="P18"><text:span text:style-name="T4"/></text:p><text:p text:style-name="P18"><text:span text:style-name="T4"><text:s text:c="3"/></text:span><text:span text:style-name="T4">Correo </text:span></text:p><text:p text:style-name="P18"><text:span text:style-name="T4"><text:s text:c="3"/></text:span></text:p><text:p text:style-name="P18"><text:span text:style-name="T4"/></text:p><text:p text:style-name="P18"><text:span text:style-name="T4"><text:s text:c="4"/></text:span><text:span text:style-name="T4">Número </text:span></text:p><draw:enhanced-geometry svg:viewBox="0 0 21600 21600" draw:type="rectangle" draw:enhanced-path="M 0 0 L 21600 0 21600 21600 0 21600 0 0 Z N"/></draw:custom-shape><draw:custom-shape text:anchor-type="paragraph" draw:z-index="38" draw:name="Forma6_15" draw:style-name="gr17" draw:text-style-name="P10" svg:width="1.191cm" svg:height="1.05cm" svg:x="4.747cm" svg:y="11.834cm"><text:p/><draw:enhanced-geometry svg:viewBox="0 0 21600 21600" draw:type="rectangle" draw:enhanced-path="M 0 0 L 21600 0 21600 21600 0 21600 0 0 Z N"/></draw:custom-shape><draw:custom-shape text:anchor-type="paragraph" draw:z-index="39" draw:name="Forma6_16" draw:style-name="gr17" draw:text-style-name="P10" svg:width="1.191cm" svg:height="1.05cm" svg:x="6.387cm" svg:y="11.781cm"><text:p/><draw:enhanced-geometry svg:viewBox="0 0 21600 21600" draw:type="rectangle" draw:enhanced-path="M 0 0 L 21600 0 21600 21600 0 21600 0 0 Z N"/></draw:custom-shape><draw:custom-shape text:anchor-type="paragraph" draw:z-index="40" draw:name="Forma6_17" draw:style-name="gr17" draw:text-style-name="P10" svg:width="1.191cm" svg:height="1.05cm" svg:x="9.747cm" svg:y="11.781cm"><text:p/><draw:enhanced-geometry svg:viewBox="0 0 21600 21600" draw:type="rectangle" draw:enhanced-path="M 0 0 L 21600 0 21600 21600 0 21600 0 0 Z N"/></draw:custom-shape><draw:custom-shape text:anchor-type="paragraph" draw:z-index="42" draw:name="Forma6_19" draw:style-name="gr3" draw:text-style-name="P10" svg:width="4.79cm" svg:height="0.909cm" svg:x="5.54cm" svg:y="13.518cm"><text:p text:style-name="P9">2023</text:p><draw:enhanced-geometry svg:viewBox="0 0 21600 21600" draw:type="rectangle" draw:enhanced-path="M 0 0 L 21600 0 21600 21600 0 21600 0 0 Z N"/></draw:custom-shape><draw:custom-shape text:anchor-type="paragraph" draw:z-index="41" draw:name="Forma6_18" draw:style-name="gr16" draw:text-style-name="P14" svg:width="1.193cm" svg:height="1.052cm" svg:x="8.186cm" svg:y="11.728cm"><text:p/><draw:enhanced-geometry svg:viewBox="0 0 21600 21600" draw:type="rectangle" draw:enhanced-path="M 0 0 L 21600 0 21600 21600 0 21600 0 0 Z N"/></draw:custom-shap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Especificaciones</text:p>
      <text:p text:style-name="P3"/>
      <text:p text:style-name="P3">- <text:s/>Contenedores</text:p>
      <text:p text:style-name="P3"/>
      <text:p text:style-name="P3">Border radius de 8px</text:p>
      <text:p text:style-name="P4">box – shadow abajo – color black</text:p>
      <text:p text:style-name="P3"/>
      <text:p text:style-name="P3">- Menú</text:p>
      <text:p text:style-name="P3"/>
      <text:p text:style-name="P3">etiqueta a – hover – aparece línea abajo</text:p>
      <text:p text:style-name="P3">a – click – linea abaj activa</text:p>
      <text:p text:style-name="P3"/>
      <text:p text:style-name="P3">- <text:span text:style-name="T1">Botones</text:span></text:p>
      <text:p text:style-name="P3"/>
      <text:p text:style-name="P5">Borde radius </text:p>
      <text:p text:style-name="P5">Box shadow general – color black</text:p>
      <text:p text:style-name="P5">Background</text:p>
      <text:p text:style-name="P7"><text:soft-page-break/>Diseño Móvil</text:p>
      <text:p text:style-name="P7"/>
      <text:p text:style-name="P7"><draw:custom-shape text:anchor-type="paragraph" draw:z-index="1" draw:name="Forma6_20" draw:style-name="gr6" draw:text-style-name="P16" svg:width="6.379cm" svg:height="10.882cm" svg:x="5.62cm" svg:y="0.115cm"><text:p text:style-name="P15"><text:span text:style-name="T3"/></text:p><text:p text:style-name="P15"><text:span text:style-name="T3"><text:s text:c="2"/></text:span></text:p><draw:enhanced-geometry svg:viewBox="0 0 21600 21600" draw:type="rectangle" draw:enhanced-path="M 0 0 L 21600 0 21600 21600 0 21600 0 0 Z N"/></draw:custom-shape><draw:custom-shape text:anchor-type="paragraph" draw:z-index="0" draw:name="Forma6_22" draw:style-name="gr30" draw:text-style-name="P23" svg:width="6.377cm" svg:height="10.88cm" svg:x="12.476cm" svg:y="0.178cm"><text:p text:style-name="P18"><text:span text:style-name="T4"/></text:p><text:p text:style-name="P18"><text:span text:style-name="T4"><text:s text:c="2"/></text:span></text:p><draw:enhanced-geometry svg:viewBox="0 0 21600 21600" draw:type="rectangle" draw:enhanced-path="M 0 0 L 21600 0 21600 21600 0 21600 0 0 Z N"/></draw:custom-shape><draw:custom-shape text:anchor-type="paragraph" draw:z-index="47" draw:name="Forma6_22" draw:style-name="gr15" draw:text-style-name="P16" svg:width="3.285cm" svg:height="10.882cm" svg:x="15.568cm" svg:y="0.178cm"><text:p text:style-name="P15"><text:span text:style-name="T3"/></text:p><text:p text:style-name="P15"><text:span text:style-name="T3"><text:s text:c="2"/></text:span></text:p><draw:enhanced-geometry svg:viewBox="0 0 21600 21600" draw:type="rectangle" draw:enhanced-path="M 0 0 L 21600 0 21600 21600 0 21600 0 0 Z N"/></draw:custom-shape><draw:custom-shape text:anchor-type="paragraph" draw:z-index="73" draw:name="Forma6_21" draw:style-name="gr6" draw:text-style-name="P16" svg:width="6.379cm" svg:height="10.882cm" svg:x="-1.18cm" svg:y="0.168cm"><text:p text:style-name="P15"><text:span text:style-name="T3"/></text:p><text:p text:style-name="P15"><text:span text:style-name="T3"><text:s text:c="2"/></text:span></text:p><draw:enhanced-geometry svg:viewBox="0 0 21600 21600" draw:type="rectangle" draw:enhanced-path="M 0 0 L 21600 0 21600 21600 0 21600 0 0 Z N"/></draw:custom-shape></text:p>
      <text:p text:style-name="P7"><draw:frame text:anchor-type="paragraph" draw:z-index="43" draw:name="Forma5_7" draw:style-name="gr5" draw:text-style-name="P8" svg:width="2.223cm" svg:height="0.689cm" svg:x="5.911cm" svg:y="0.284cm"><draw:text-box><text:p><text:span text:style-name="T2">Nombre</text:span></text:p></draw:text-box></draw:frame><draw:line text:anchor-type="paragraph" draw:z-index="44" draw:name="Forma7" draw:style-name="gr2" draw:text-style-name="P9" svg:x1="11.097cm" svg:y1="0.374cm" svg:x2="11.732cm" svg:y2="0.374cm"><text:p/></draw:line><draw:frame text:anchor-type="paragraph" draw:z-index="48" draw:name="Forma5_8" draw:style-name="gr5" draw:text-style-name="P8" svg:width="0.53cm" svg:height="0.689cm" svg:x="18.108cm" svg:y="0.252cm"><draw:text-box><text:p><text:span text:style-name="T2">X</text:span></text:p></draw:text-box></draw:frame><draw:frame text:anchor-type="paragraph" draw:z-index="50" draw:name="Forma5_9" draw:style-name="gr5" draw:text-style-name="P8" svg:width="2.223cm" svg:height="0.689cm" svg:x="12.711cm" svg:y="0.3cm"><draw:text-box><text:p><text:span text:style-name="T2">Nombre</text:span></text:p></draw:text-box></draw:frame><draw:frame text:anchor-type="paragraph" draw:z-index="75" draw:name="Forma5_19" draw:style-name="gr5" draw:text-style-name="P8" svg:width="2.223cm" svg:height="0.689cm" svg:x="-0.889cm" svg:y="0.31cm"><draw:text-box><text:p><text:span text:style-name="T2">Nombre</text:span></text:p></draw:text-box></draw:frame></text:p>
      <text:p text:style-name="P7"><draw:custom-shape text:anchor-type="paragraph" draw:z-index="51" draw:name="Forma3_1" draw:style-name="gr12" draw:text-style-name="P21" svg:width="3.442cm" svg:height="2.765cm" svg:x="7.075cm" svg:y="1.8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2" draw:name="Forma5_10" draw:style-name="gr5" draw:text-style-name="P8" svg:width="1.43cm" svg:height="0.689cm" svg:x="8.16cm" svg:y="0.988cm"><draw:text-box><text:p><text:span text:style-name="T2">Inicio</text:span></text:p></draw:text-box></draw:frame><draw:frame text:anchor-type="paragraph" draw:z-index="53" draw:name="Forma4_1" draw:style-name="gr13" draw:text-style-name="P22" svg:width="3.864cm" svg:height="4.384cm" svg:x="6.837cm" svg:y="4.925cm"><draw:text-box><text:p text:style-name="P9"><text:span text:style-name="T2">Nombre <text:s text:c="2"/>(H1)</text:span></text:p><text:p text:style-name="P9"><text:span text:style-name="T2">Profesión <text:s/>(H3)</text:span></text:p><text:p text:style-name="P9"><text:span text:style-name="T2"/></text:p><text:p text:style-name="P9"><text:span text:style-name="T2">Descripción pequeña (p)</text:span></text:p><text:p text:style-name="P9"><text:span text:style-name="T2"/></text:p><text:p text:style-name="P9"><text:span text:style-name="T2"/></text:p><text:p text:style-name="P9"><text:span text:style-name="T2"/></text:p><text:p text:style-name="P9"><text:span text:style-name="T2">Botón sobre mí</text:span></text:p></draw:text-box></draw:frame><draw:custom-shape text:anchor-type="paragraph" draw:z-index="54" draw:name="Forma6_23" draw:style-name="gr6" draw:text-style-name="P16" svg:width="6.379cm" svg:height="10.882cm" svg:x="-1.021cm" svg:y="11.068cm"><text:p text:style-name="P15"><text:span text:style-name="T3"/></text:p><text:p text:style-name="P15"><text:span text:style-name="T3"><text:s text:c="2"/></text:span></text:p><draw:enhanced-geometry svg:viewBox="0 0 21600 21600" draw:type="rectangle" draw:enhanced-path="M 0 0 L 21600 0 21600 21600 0 21600 0 0 Z N"/></draw:custom-shape><draw:custom-shape text:anchor-type="paragraph" draw:z-index="55" draw:name="Forma6_24" draw:style-name="gr6" draw:text-style-name="P16" svg:width="6.379cm" svg:height="10.882cm" svg:x="6.017cm" svg:y="11.072cm"><text:p text:style-name="P15"><text:span text:style-name="T3"/></text:p><text:p text:style-name="P15"><text:span text:style-name="T3"><text:s text:c="2"/></text:span></text:p><draw:enhanced-geometry svg:viewBox="0 0 21600 21600" draw:type="rectangle" draw:enhanced-path="M 0 0 L 21600 0 21600 21600 0 21600 0 0 Z N"/></draw:custom-shape><draw:frame text:anchor-type="paragraph" draw:z-index="56" draw:name="Forma5_11" draw:style-name="gr5" draw:text-style-name="P8" svg:width="2.223cm" svg:height="0.689cm" svg:x="-0.704cm" svg:y="11.555cm"><draw:text-box><text:p><text:span text:style-name="T2">Nombre</text:span></text:p></draw:text-box></draw:frame><draw:frame text:anchor-type="paragraph" draw:z-index="57" draw:name="Forma5_12" draw:style-name="gr1" draw:text-style-name="P8" svg:width="3.017cm" svg:height="0.976cm" svg:x="0.99cm" svg:y="12.868cm"><draw:text-box><text:p><text:span text:style-name="T2">Acerca de mí</text:span></text:p></draw:text-box></draw:frame><draw:custom-shape text:anchor-type="paragraph" draw:z-index="58" draw:name="Forma3_2" draw:style-name="gr12" draw:text-style-name="P21" svg:width="3.442cm" svg:height="2.765cm" svg:x="0.564cm" svg:y="13.8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9" draw:name="Forma4_2" draw:style-name="gr11" draw:text-style-name="P20" svg:width="4.843cm" svg:height="4.446cm" svg:x="-0.016cm" svg:y="16.919cm"><draw:text-box><text:p/><text:p text:style-name="P9">Descripción completa <text:s/>(p)</text:p><text:p text:style-name="P9"/><text:p text:style-name="P9"/><text:p text:style-name="P9"/><text:p text:style-name="P9">Datos personales <text:s/>(p-span)</text:p><text:p text:style-name="P9"/><text:p text:style-name="P9"/><text:p text:style-name="P9">Descargar CV <text:s/>(a)</text:p></draw:text-box></draw:frame><draw:frame text:anchor-type="paragraph" draw:z-index="60" draw:name="Forma5_13" draw:style-name="gr5" draw:text-style-name="P8" svg:width="3.096cm" svg:height="0.689cm" svg:x="7.948cm" svg:y="12.871cm"><draw:text-box><text:p><text:span text:style-name="T2">Habilidades</text:span></text:p></draw:text-box></draw:frame><draw:frame text:anchor-type="paragraph" draw:z-index="61" draw:name="Forma5_14" draw:style-name="gr5" draw:text-style-name="P8" svg:width="2.223cm" svg:height="0.689cm" svg:x="6.334cm" svg:y="11.502cm"><draw:text-box><text:p><text:span text:style-name="T2">Nombre</text:span></text:p></draw:text-box></draw:frame><draw:custom-shape text:anchor-type="paragraph" draw:z-index="62" draw:name="Forma6_25" draw:style-name="gr10" draw:text-style-name="P19" svg:width="3.546cm" svg:height="2.043cm" svg:x="7.366cm" svg:y="14.074cm"><text:p text:style-name="P17">Frontend</text:p><draw:enhanced-geometry svg:viewBox="0 0 21600 21600" draw:type="rectangle" draw:enhanced-path="M 0 0 L 21600 0 21600 21600 0 21600 0 0 Z N"/></draw:custom-shape><draw:custom-shape text:anchor-type="paragraph" draw:z-index="63" draw:name="Forma6_26" draw:style-name="gr9" draw:text-style-name="P19" svg:width="3.546cm" svg:height="2.281cm" svg:x="7.392cm" svg:y="16.508cm"><text:p text:style-name="P17">Backend</text:p><draw:enhanced-geometry svg:viewBox="0 0 21600 21600" draw:type="rectangle" draw:enhanced-path="M 0 0 L 21600 0 21600 21600 0 21600 0 0 Z N"/></draw:custom-shape><draw:custom-shape text:anchor-type="paragraph" draw:z-index="64" draw:name="Forma6_27" draw:style-name="gr8" draw:text-style-name="P19" svg:width="3.546cm" svg:height="2.281cm" svg:x="7.392cm" svg:y="19.233cm"><text:p text:style-name="P17">Habilidades blandas</text:p><text:p text:style-name="P18"><text:s/>°</text:p><text:p text:style-name="P18"><text:s/>°</text:p><text:p text:style-name="P18"><text:s/>°</text:p><text:p text:style-name="P18"><text:s/>°</text:p><draw:enhanced-geometry svg:viewBox="0 0 21600 21600" draw:type="rectangle" draw:enhanced-path="M 0 0 L 21600 0 21600 21600 0 21600 0 0 Z N"/></draw:custom-shape><draw:custom-shape text:anchor-type="paragraph" draw:z-index="65" draw:name="Forma6_28" draw:style-name="gr6" draw:text-style-name="P16" svg:width="6.379cm" svg:height="10.882cm" svg:x="12.737cm" svg:y="11.125cm"><text:p text:style-name="P15"><text:span text:style-name="T3"/></text:p><text:p text:style-name="P15"><text:span text:style-name="T3"><text:s text:c="2"/></text:span></text:p><draw:enhanced-geometry svg:viewBox="0 0 21600 21600" draw:type="rectangle" draw:enhanced-path="M 0 0 L 21600 0 21600 21600 0 21600 0 0 Z N"/></draw:custom-shape><draw:frame text:anchor-type="paragraph" draw:z-index="66" draw:name="Forma5_15" draw:style-name="gr5" draw:text-style-name="P8" svg:width="2.223cm" svg:height="0.689cm" svg:x="12.949cm" svg:y="11.476cm"><draw:text-box><text:p><text:span text:style-name="T2">Nombre</text:span></text:p></draw:text-box></draw:frame><draw:frame text:anchor-type="paragraph" draw:z-index="67" draw:name="Forma5_16" draw:style-name="gr5" draw:text-style-name="P8" svg:width="2.25cm" svg:height="0.689cm" svg:x="14.933cm" svg:y="12.942cm"><draw:text-box><text:p><text:span text:style-name="T2">Proyectos</text:span></text:p></draw:text-box></draw:frame><draw:frame text:anchor-type="paragraph" draw:z-index="68" draw:name="Forma5_17" draw:style-name="gr1" draw:text-style-name="P8" svg:width="2.964cm" svg:height="0.976cm" svg:x="14.563cm" svg:y="14.042cm"><draw:text-box><text:p><text:span text:style-name="T2">O <text:s text:c="2"/>O <text:s text:c="4"/>O <text:s text:c="2"/>O</text:span></text:p></draw:text-box></draw:frame><draw:custom-shape text:anchor-type="paragraph" draw:z-index="69" draw:name="Forma6_29" draw:style-name="gr7" draw:text-style-name="P14" svg:width="2.567cm" svg:height="2.793cm" svg:x="13.213cm" svg:y="15.018cm"><text:p/><draw:enhanced-geometry svg:viewBox="0 0 21600 21600" draw:type="rectangle" draw:enhanced-path="M 0 0 L 21600 0 21600 21600 0 21600 0 0 Z N"/></draw:custom-shape><draw:custom-shape text:anchor-type="paragraph" draw:z-index="70" draw:name="Forma6_30" draw:style-name="gr7" draw:text-style-name="P14" svg:width="2.567cm" svg:height="2.793cm" svg:x="16.097cm" svg:y="15.018cm"><text:p/><draw:enhanced-geometry svg:viewBox="0 0 21600 21600" draw:type="rectangle" draw:enhanced-path="M 0 0 L 21600 0 21600 21600 0 21600 0 0 Z N"/></draw:custom-shape><draw:custom-shape text:anchor-type="paragraph" draw:z-index="71" draw:name="Forma6_31" draw:style-name="gr7" draw:text-style-name="P14" svg:width="2.567cm" svg:height="2.793cm" svg:x="13.213cm" svg:y="18.299cm"><text:p/><draw:enhanced-geometry svg:viewBox="0 0 21600 21600" draw:type="rectangle" draw:enhanced-path="M 0 0 L 21600 0 21600 21600 0 21600 0 0 Z N"/></draw:custom-shape><draw:custom-shape text:anchor-type="paragraph" draw:z-index="72" draw:name="Forma6_32" draw:style-name="gr7" draw:text-style-name="P14" svg:width="2.567cm" svg:height="2.793cm" svg:x="16.124cm" svg:y="18.272cm"><text:p/><draw:enhanced-geometry svg:viewBox="0 0 21600 21600" draw:type="rectangle" draw:enhanced-path="M 0 0 L 21600 0 21600 21600 0 21600 0 0 Z N"/></draw:custom-shape><draw:frame text:anchor-type="paragraph" draw:z-index="49" draw:name="Forma2_1" draw:style-name="gr14" draw:text-style-name="P20" svg:width="2.567cm" svg:height="4.871cm" svg:x="16.097cm" svg:y="0.85cm"><draw:text-box><text:p/><text:p>Inicio</text:p><text:p/><text:p>Acerca de mí </text:p><text:p><text:s text:c="3"/></text:p><text:p>Habilidades </text:p><text:p><text:s text:c="5"/></text:p><text:p>Proyectos <text:s text:c="2"/></text:p><text:p><text:s/></text:p><text:p>Contacto</text:p></draw:text-box></draw:frame><draw:line text:anchor-type="paragraph" draw:z-index="45" draw:name="Forma7_0" draw:style-name="gr2" draw:text-style-name="P9" svg:x1="11.097cm" svg:y1="0.178cm" svg:x2="11.732cm" svg:y2="0.178cm"><text:p/></draw:line><draw:line text:anchor-type="paragraph" draw:z-index="46" draw:name="Forma7_1" draw:style-name="gr2" draw:text-style-name="P9" svg:x1="11.123cm" svg:y1="0.469cm" svg:x2="11.758cm" svg:y2="0.469cm"><text:p/></draw:line><draw:frame text:anchor-type="paragraph" draw:z-index="74" draw:name="Forma5_18" draw:style-name="gr5" draw:text-style-name="P8" svg:width="2.514cm" svg:height="0.689cm" svg:x="1.175cm" svg:y="0.908cm"><draw:text-box><text:p><text:span text:style-name="T2">Contacto</text:span></text:p></draw:text-box></draw:frame><draw:custom-shape text:anchor-type="paragraph" draw:z-index="76" draw:name="Forma6_33" draw:style-name="gr3" draw:text-style-name="P10" svg:width="4.79cm" svg:height="0.909cm" svg:x="-0.307cm" svg:y="2.041cm"><text:p text:style-name="P9">Nombre</text:p><draw:enhanced-geometry svg:viewBox="0 0 21600 21600" draw:type="rectangle" draw:enhanced-path="M 0 0 L 21600 0 21600 21600 0 21600 0 0 Z N"/></draw:custom-shape><draw:custom-shape text:anchor-type="paragraph" draw:z-index="77" draw:name="Forma6_34" draw:style-name="gr4" draw:text-style-name="P14" svg:width="4.791cm" svg:height="0.911cm" svg:x="-0.333cm" svg:y="3.284cm"><text:p text:style-name="P13">Número</text:p><draw:enhanced-geometry svg:viewBox="0 0 21600 21600" draw:type="rectangle" draw:enhanced-path="M 0 0 L 21600 0 21600 21600 0 21600 0 0 Z N"/></draw:custom-shape><draw:custom-shape text:anchor-type="paragraph" draw:z-index="78" draw:name="Forma6_35" draw:style-name="gr3" draw:text-style-name="P10" svg:width="4.79cm" svg:height="0.909cm" svg:x="-0.333cm" svg:y="4.501cm"><text:p text:style-name="P9">Correo</text:p><draw:enhanced-geometry svg:viewBox="0 0 21600 21600" draw:type="rectangle" draw:enhanced-path="M 0 0 L 21600 0 21600 21600 0 21600 0 0 Z N"/></draw:custom-shape><draw:custom-shape text:anchor-type="paragraph" draw:z-index="79" draw:name="Forma6_36" draw:style-name="gr4" draw:text-style-name="P12" svg:width="4.791cm" svg:height="0.911cm" svg:x="-0.307cm" svg:y="5.666cm"><text:p text:style-name="P11"><text:span text:style-name="T2">Mensaje</text:span></text:p><draw:enhanced-geometry svg:viewBox="0 0 21600 21600" draw:type="rectangle" draw:enhanced-path="M 0 0 L 21600 0 21600 21600 0 21600 0 0 Z N"/></draw:custom-shape><draw:custom-shape text:anchor-type="paragraph" draw:z-index="80" draw:name="Forma6_37" draw:style-name="gr3" draw:text-style-name="P10" svg:width="4.79cm" svg:height="0.909cm" svg:x="-0.307cm" svg:y="6.83cm"><text:p text:style-name="P9">Enviar</text:p><draw:enhanced-geometry svg:viewBox="0 0 21600 21600" draw:type="rectangle" draw:enhanced-path="M 0 0 L 21600 0 21600 21600 0 21600 0 0 Z N"/></draw:custom-shape><draw:line text:anchor-type="paragraph" draw:z-index="81" draw:name="Forma8" draw:style-name="gr2" draw:text-style-name="P9" svg:x1="-0.81cm" svg:y1="8.338cm" svg:x2="4.852cm" svg:y2="8.391cm"><text:p/></draw:line><draw:frame text:anchor-type="paragraph" draw:z-index="82" draw:name="Forma5_20" draw:style-name="gr1" draw:text-style-name="P8" svg:width="2.964cm" svg:height="0.976cm" svg:x="0.778cm" svg:y="8.888cm"><draw:text-box><text:p><text:span text:style-name="T2">O <text:s text:c="2"/>O <text:s text:c="4"/>O <text:s text:c="2"/>O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7:51:45.402391372</meta:creation-date>
    <dc:date>2023-01-24T20:29:08.211567196</dc:date>
    <meta:editing-duration>PT1H5M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5" meta:paragraph-count="12" meta:word-count="37" meta:character-count="234" meta:non-whitespace-character-count="200"/>
  </office:meta>
</office:document-meta>
</file>